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afd" officeooo:paragraph-rsid="001bfafd"/>
    </style:style>
    <style:style style:name="T1" style:family="text">
      <style:text-properties officeooo:rsid="001dd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s :</text:p>
      <text:p text:style-name="P1"><text:tab/>- FeuilleScore :</text:p>
      <text:p text:style-name="P1"><text:tab/><text:tab/>-TotalUn : int.</text:p>
      <text:p text:style-name="P1"><text:tab/><text:tab/>-TotalDeux : int.</text:p>
      <text:p text:style-name="P1"><text:tab/><text:tab/>-TotalTrois : int.</text:p>
      <text:p text:style-name="P1"><text:tab/><text:tab/>-TotalQuatre : int.</text:p>
      <text:p text:style-name="P1"><text:tab/><text:tab/>-TotalCinq : int.</text:p>
      <text:p text:style-name="P1"><text:tab/><text:tab/>-TotalSix : int.</text:p>
      <text:p text:style-name="P1"><text:tab/><text:tab/>-TotalBrelan : int.</text:p>
      <text:p text:style-name="P1"><text:tab/><text:tab/>-TotalCarre : int.</text:p>
      <text:p text:style-name="P1"><text:tab/><text:tab/>-TotalPetiteSuite : int.</text:p>
      <text:p text:style-name="P1"><text:tab/><text:tab/>-TotalGrandeSuite : int.</text:p>
      <text:p text:style-name="P1"><text:tab/><text:tab/>-TotalYahtzee : int.</text:p>
      <text:p text:style-name="P1"/>
      <text:p text:style-name="P1"><text:tab/>- <text:span text:style-name="T1">Des :</text:span></text:p>
      <text:p text:style-name="P1"><text:tab/><text:tab/>- <text:span text:style-name="T1">chiffreFace : int.</text:span></text:p>
      <text:p text:style-name="P1"><text:tab/><text:tab/>- </text:p>
      <text:p text:style-name="P1"/>
      <text:p text:style-name="P1"><text:tab/>- <text:span text:style-name="T1">Joueur :</text:span></text:p>
      <text:p text:style-name="P1"><text:tab/><text:tab/>- <text:span text:style-name="T1">nom : char*.</text:span></text:p>
      <text:p text:style-name="P1"><text:tab/><text:tab/>- <text:span text:style-name="T1">score : int.</text:span>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44:09.293743056</meta:creation-date>
    <meta:generator>LibreOffice/5.1.6.2$Linux_X86_64 LibreOffice_project/10m0$Build-2</meta:generator>
    <dc:date>2018-01-30T15:06:20.745176562</dc:date>
    <meta:editing-duration>PT12M</meta:editing-duration>
    <meta:editing-cycles>2</meta:editing-cycles>
    <meta:document-statistic meta:table-count="0" meta:image-count="0" meta:object-count="0" meta:page-count="1" meta:paragraph-count="20" meta:word-count="57" meta:character-count="337" meta:non-whitespace-character-count="263"/>
  </office:meta>
</office:document-meta>
</file>